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4ec5" officeooo:paragraph-rsid="00134ec5"/>
    </style:style>
    <style:style style:name="P2" style:family="paragraph" style:parent-style-name="Standard" style:list-style-name="L1">
      <style:text-properties officeooo:rsid="00134ec5" officeooo:paragraph-rsid="00134ec5"/>
    </style:style>
    <style:style style:name="P3" style:family="paragraph" style:parent-style-name="Standard" style:list-style-name="L1">
      <style:text-properties officeooo:rsid="001454e4" officeooo:paragraph-rsid="001454e4"/>
    </style:style>
    <style:style style:name="T1" style:family="text">
      <style:text-properties officeooo:rsid="00152f4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, hyperpuissance</text:p>
      <text:p text:style-name="P1"/>
      <text:list xml:id="list951552486078506596" text:style-name="L1">
        <text:list-item>
          <text:p text:style-name="P2">La puissance américaine sort renforcée de la guerre froide car ils investissent aussi bien dans le soft power que dans le hard power. </text:p>
          <text:p text:style-name="P2"/>
        </text:list-item>
        <text:list-item>
          <text:p text:style-name="P3">Les Etats-Unis peuvent compter sur leur soft power car <text:span text:style-name="T1">il s’agit là de leur influence sur les autres pays /</text:span></text:p>
          <text:p text:style-name="P3"/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0:01:32.421000000</meta:creation-date>
    <dc:date>2019-05-06T13:14:10.330000000</dc:date>
    <meta:editing-duration>PT7M47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4" meta:word-count="48" meta:character-count="272" meta:non-whitespace-character-count="229"/>
  </office:meta>
</office:document-meta>
</file>